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8a682a"/>
    </style:style>
    <style:style style:name="T73" style:family="text">
      <style:text-properties officeooo:rsid="009f22e3"/>
    </style:style>
    <style:style style:name="T74" style:family="text">
      <style:text-properties officeooo:rsid="008a8a2b"/>
    </style:style>
    <style:style style:name="T75" style:family="text">
      <style:text-properties fo:color="#c9211e" loext:opacity="100%" style:text-position="sub 58%" officeooo:rsid="00a06573"/>
    </style:style>
    <style:style style:name="T76" style:family="text">
      <style:text-properties officeooo:rsid="008e6e83"/>
    </style:style>
    <style:style style:name="T77" style:family="text">
      <style:text-properties officeooo:rsid="009b6f1c"/>
    </style:style>
    <style:style style:name="T78" style:family="text">
      <style:text-properties officeooo:rsid="00b02c80"/>
    </style:style>
    <style:style style:name="T79" style:family="text">
      <style:text-properties officeooo:rsid="00acd256"/>
    </style:style>
    <style:style style:name="T80" style:family="text">
      <style:text-properties officeooo:rsid="00b9c2ab"/>
    </style:style>
    <style:style style:name="T81" style:family="text">
      <style:text-properties officeooo:rsid="00b21849"/>
    </style:style>
    <style:style style:name="T82" style:family="text">
      <style:text-properties officeooo:rsid="00b8aa82"/>
    </style:style>
    <style:style style:name="T83" style:family="text">
      <style:text-properties officeooo:rsid="009d1473"/>
    </style:style>
    <style:style style:name="T84" style:family="text">
      <style:text-properties officeooo:rsid="00ac32ae"/>
    </style:style>
    <style:style style:name="T85" style:family="text">
      <style:text-properties officeooo:rsid="009445da"/>
    </style:style>
    <style:style style:name="T86" style:family="text">
      <style:text-properties officeooo:rsid="0096d4c3"/>
    </style:style>
    <style:style style:name="T87" style:family="text">
      <style:text-properties fo:font-style="normal" officeooo:rsid="00981145" style:font-style-asian="normal" style:font-style-complex="normal"/>
    </style:style>
    <style:style style:name="T88" style:family="text">
      <style:text-properties officeooo:rsid="009883af"/>
    </style:style>
    <style:style style:name="T89" style:family="text">
      <style:text-properties officeooo:rsid="0098ca3b"/>
    </style:style>
    <style:style style:name="T90" style:family="text">
      <style:text-properties officeooo:rsid="009ed191"/>
    </style:style>
    <style:style style:name="T91" style:family="text">
      <style:text-properties officeooo:rsid="00a037e5"/>
    </style:style>
    <style:style style:name="T92" style:family="text">
      <style:text-properties officeooo:rsid="00a1aad1"/>
    </style:style>
    <style:style style:name="T93" style:family="text">
      <style:text-properties officeooo:rsid="00a59e45"/>
    </style:style>
    <style:style style:name="T94" style:family="text">
      <style:text-properties officeooo:rsid="00a77d63"/>
    </style:style>
    <style:style style:name="T95" style:family="text">
      <style:text-properties officeooo:rsid="00adcd25"/>
    </style:style>
    <style:style style:name="T96" style:family="text">
      <style:text-properties officeooo:rsid="00af2acd"/>
    </style:style>
    <style:style style:name="T97" style:family="text">
      <style:text-properties officeooo:rsid="00b1679f"/>
    </style:style>
    <style:style style:name="T98" style:family="text">
      <style:text-properties officeooo:rsid="00b4c250"/>
    </style:style>
    <style:style style:name="T99" style:family="text">
      <style:text-properties fo:font-style="normal" officeooo:rsid="00b6afdb" style:font-style-asian="normal" style:font-style-complex="normal"/>
    </style:style>
    <style:style style:name="T100" style:family="text">
      <style:text-properties officeooo:rsid="00bc27a3"/>
    </style:style>
    <style:style style:name="T101" style:family="text">
      <style:text-properties officeooo:rsid="00cdf1fa"/>
    </style:style>
    <style:style style:name="T102" style:family="text">
      <style:text-properties officeooo:rsid="00bb6717"/>
    </style:style>
    <style:style style:name="T103" style:family="text">
      <style:text-properties fo:font-style="italic" officeooo:rsid="00bb6717" style:font-style-asian="italic" style:font-style-complex="italic"/>
    </style:style>
    <style:style style:name="T104" style:family="text">
      <style:text-properties fo:font-style="normal" officeooo:rsid="00bb6717" style:font-style-asian="normal" style:font-style-complex="normal"/>
    </style:style>
    <style:style style:name="T105" style:family="text">
      <style:text-properties officeooo:rsid="00bf5d8d"/>
    </style:style>
    <style:style style:name="T106" style:family="text">
      <style:text-properties officeooo:rsid="00c093e4"/>
    </style:style>
    <style:style style:name="T107" style:family="text">
      <style:text-properties officeooo:rsid="00c143cf"/>
    </style:style>
    <style:style style:name="T108" style:family="text">
      <style:text-properties officeooo:rsid="00c2779f"/>
    </style:style>
    <style:style style:name="T109" style:family="text">
      <style:text-properties officeooo:rsid="00c67445"/>
    </style:style>
    <style:style style:name="T110" style:family="text">
      <style:text-properties officeooo:rsid="00c57d78"/>
    </style:style>
    <style:style style:name="T111" style:family="text">
      <style:text-properties officeooo:rsid="00c81efb"/>
    </style:style>
    <style:style style:name="T112" style:family="text">
      <style:text-properties officeooo:rsid="00c986bf"/>
    </style:style>
    <style:style style:name="T113" style:family="text">
      <style:text-properties officeooo:rsid="00cb30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p text:style-name="P1"><text:a xlink:type="simple" xlink:href="#__RefHeading___Toc1545_923716000" text:style-name="Index_20_Link" text:visited-style-name="Index_20_Link">2025-Apr-06 CollectionInterface<text:tab/>21</text:a></text:p>
          <text:p text:style-name="P1"><text:a xlink:type="simple" xlink:href="#__RefHeading___Toc1572_3337876114" text:style-name="Index_20_Link" text:visited-style-name="Index_20_Link">2025-Apr-07 CollectionInterface<text:tab/>22</text:a></text:p>
          <text:p text:style-name="P1"><text:a xlink:type="simple" xlink:href="#__RefHeading___Toc1613_28121848" text:style-name="Index_20_Link" text:visited-style-name="Index_20_Link">2025-Apr-08 CollectionInterface<text:tab/>22</text:a></text:p>
          <text:p text:style-name="P1"><text:a xlink:type="simple" xlink:href="#__RefHeading___Toc1673_973939459" text:style-name="Index_20_Link" text:visited-style-name="Index_20_Link">2025-Apr-09 CollectionInterface<text:tab/>23</text:a></text:p>
          <text:p text:style-name="P2"><text:a xlink:type="simple" xlink:href="#__RefHeading___Toc1712_973939459" text:style-name="Index_20_Link" text:visited-style-name="Index_20_Link">GitHub Action<text:tab/>24</text:a></text:p>
          <text:p text:style-name="P2"><text:a xlink:type="simple" xlink:href="#__RefHeading___Toc1720_973939459" text:style-name="Index_20_Link" text:visited-style-name="Index_20_Link">Collection Repo: Validation Improvements<text:tab/>24</text:a></text:p>
          <text:p text:style-name="P1"><text:a xlink:type="simple" xlink:href="#__RefHeading___Toc1760_828956262" text:style-name="Index_20_Link" text:visited-style-name="Index_20_Link">2025-Apr-10 Collection Repo Validation<text:tab/>24</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4169204488"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 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2">meta&gt; Add Macro = Grab Today’s Commits</text:span></text:p>
      <text:p text:style-name="P113"><text:span text:style-name="T73">☑ </text:span><text:span text:style-name="T74">Add it to toolbar or assign a keyboard shortcut </text:span><text:span text:style-name="T75">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6">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7">☑ </text:span>Use FILE = List Box</text:p>
      <text:p text:style-name="P118"><text:span text:style-name="T78">☑ </text:span>Automatically get FL and AC for a UDL that has them<text:line-break/><text:span text:style-name="T79">☑ </text:span>Make it optional</text:p>
      <text:p text:style-name="P118"><text:soft-page-break/><text:span text:style-name="T80">☒ </text:span>Allow selecting multiple files for download at once</text:p>
      <text:p text:style-name="P119"><text:span text:style-name="T77">☑ </text:span>Change BTN order</text:p>
      <text:p text:style-name="P120"><text:span text:style-name="T81">☒</text:span> Add STATUS indicator</text:p>
      <text:p text:style-name="P120"><text:span text:style-name="T77">☑</text:span> Consider: popup or progress bar during download</text:p>
      <text:p text:style-name="P119"><text:span text:style-name="T81">☒ </text:span>Consider: CANCEL button to stop the download in-progress</text:p>
      <text:p text:style-name="P121"><text:span text:style-name="T82">☑ </text:span>Consider: HELP/? Button / <text:a xlink:type="simple" xlink:href="https://learn.microsoft.com/en-us/windows/win32/controls/tooltip-controls" text:style-name="Internet_20_link" text:visited-style-name="Visited_20_Internet_20_Link">tooltip</text:a></text:p>
      <text:p text:style-name="P119"><text:span text:style-name="T83">☒ </text:span>LongTerm feature: automatically edit overrideMap</text:p>
      <text:p text:style-name="P119"><text:span text:style-name="T80">☑ </text:span>Document usage in the README</text:p>
      <text:p text:style-name="P122"><text:span text:style-name="T84">☑ </text:span>Confirm whether autoCompletion filename needs to match the id-name or match the display-name</text:p>
      <text:p text:style-name="P122"><text:span text:style-name="T83">☒ </text:span>LongTerm feature: automatically generate autoCompletion from Keywords if AC.xml doesn’t already exist</text:p>
      <text:p text:style-name="P123"><text:span text:style-name="T83">☑ </text:span>Add the LongTerm features as GitHub issues rather than tracking them here.</text:p>
      <text:p text:style-name="P124">Let’s start by reordering the buttons. <text:span text:style-name="T85">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5">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5">How to Use Progress Bar Controls</text:span></text:a><text:span text:style-name="T85">” and the generic </text:span><text:a xlink:type="simple" xlink:href="https://learn.microsoft.com/en-us/windows/win32/menurc/control-control" text:style-name="Internet_20_link" text:visited-style-name="Visited_20_Internet_20_Link"><text:span text:style-name="T85">“CONTROL control” syntax</text:span></text:a><text:span text:style-name="T85">, and this </text:span><text:a xlink:type="simple" xlink:href="https://cplusplus.com/forum/windows/30675/" text:style-name="Internet_20_link" text:visited-style-name="Visited_20_Internet_20_Link"><text:span text:style-name="T85">cplusplus.com-forum-post</text:span></text:a><text:span text:style-name="T85">.</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6">(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7">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8">Create a </text:span><text:a xlink:type="simple" xlink:href="https://learn.microsoft.com/en-us/windows/win32/controls/tab-control-reference" text:style-name="Internet_20_link" text:visited-style-name="Visited_20_Internet_20_Link"><text:span text:style-name="T88">Tab Control</text:span></text:a><text:span text:style-name="T88"> and a </text:span><text:a xlink:type="simple" xlink:href="https://learn.microsoft.com/en-us/windows/win32/controls/progress-bar-control-reference" text:style-name="Internet_20_link" text:visited-style-name="Visited_20_Internet_20_Link"><text:span text:style-name="T88">Progress Bar</text:span></text:a><text:span text:style-name="T88">. <text:s/></text:span><text:span text:style-name="T89">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0">(2)</text:span><text:line-break/>add wininet.lib/pathcch.lib to all configs, not just debug+x64<text:line-break/>→ e9e4bc1</text:p>
      <text:p text:style-name="P133">With that, I’m starting to get green on all the Action jobs. <text:s/>Success!</text:p>
      <text:p text:style-name="CommitMessage">&lt;<text:span text:style-name="T91">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2">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3">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4">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5">Get it so it reads the individual checkbox state, and if it’s enabled and checked, it will store the appropriate info for the additional downloads. <text:s/></text:span><text:span text:style-name="T96">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7">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8">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99">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0">☑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1">☑ </text:span>Set up auto-generation of the PluginsAdmin-compatible zipfile</text:p>
      <text:p text:style-name="P153">☐ 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2">Set up a static didDownload flag, which is initialized to false, and set true on any download. <text:s/>During IDOK/IDC_DONE, if the flag is set, then ask if they want to restart: CANCEL will </text:span><text:span text:style-name="T103">not</text:span><text:span text:style-name="T104">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0">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5">Took </text:span><text:span text:style-name="T106">about </text:span><text:span text:style-name="T105">a dozen tries to get everything working, but when done, squash</text:span><text:span text:style-name="T106">ed</text:span><text:span text:style-name="T105"> into one.</text:span></text:p>
      <text:p text:style-name="CommitMessage">[meta] Update action to allow tagging</text:p>
      <text:p text:style-name="CommitMessage"><text:span text:style-name="T105">(</text:span>this is a squash re-commit of experimental commits that eventually were made to work)</text:p>
      <text:p text:style-name="CommitMessage">→ e5abdc7</text:p>
      <text:p text:style-name="TODO">☐ 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07">implementing the validation improvements in </text:span><text:a xlink:type="simple" xlink:href="https://github.com/notepad-plus-plus/userDefinedLanguages/issues/303" text:style-name="Internet_20_link" text:visited-style-name="Visited_20_Internet_20_Link"><text:span text:style-name="T107">Issue#303</text:span></text:a><text:span text:style-name="T107">. <text:s/></text:span></text:p>
      <text:p text:style-name="CommitMessage">Starting to work on JSON validator to compare AutoCompletion filename to UDL internal name → 1a62978</text:p>
      <text:p text:style-name="TODO"><text:span text:style-name="T108">☑ </text:span>Finish extracting the UDL’s internal name</text:p>
      <text:p text:style-name="TODO"><text:span text:style-name="T108">☑ </text:span>Use the internal name for comparisons</text:p>
      <text:p text:style-name="TODO"><text:span text:style-name="T109">☑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1">☑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0">yep, orphan check found it. <text:s/>So it’s just the filenaming. <text:s/>The easiest fix is to not allow any file in UDLs\ or autoCompletion\ or functionList\ that doesn’t end in </text:span><text:span text:style-name="InlineCode"><text:span text:style-name="T110">.xml</text:span></text:span><text:span text:style-name="T110">.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1">Content-Type. <text:s/></text:span><text:span text:style-name="T112">If the URL ends in .xml, or content-type is text/xml or application/xml (just search for ends-with-/xml), The sourceforge /downloads don’t meet either criteria, so I was thinking </text:span><text:span text:style-name="InlineCode"><text:span text:style-name="T112">’.xml’ in url</text:span></text:span><text:span text:style-name="T112">…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3">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2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10T12:23:18.422591900</dc:date>
    <meta:editing-duration>P3DT16H51M49S</meta:editing-duration>
    <meta:editing-cycles>191</meta:editing-cycles>
    <meta:generator>LibreOffice/25.2.1.2$Windows_X86_64 LibreOffice_project/d3abf4aee5fd705e4a92bba33a32f40bc4e56f49</meta:generator>
    <meta:document-statistic meta:table-count="1" meta:image-count="3" meta:object-count="0" meta:page-count="26" meta:paragraph-count="432" meta:word-count="7783" meta:character-count="47874" meta:non-whitespace-character-count="40043"/>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